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145c"/>
    </style:style>
    <style:style style:name="P2" style:family="paragraph" style:parent-style-name="Standard" style:list-style-name="L3"/>
    <style:style style:name="P3" style:family="paragraph" style:parent-style-name="Standard" style:list-style-name="L3">
      <style:text-properties officeooo:paragraph-rsid="00188ece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normal" officeooo:rsid="0016a5a9" style:font-weight-asian="normal" style:font-weight-complex="normal"/>
    </style:style>
    <style:style style:name="T7" style:family="text">
      <style:text-properties fo:color="#c9211e" loext:opacity="100%" fo:font-weight="bold" officeooo:rsid="00188ece" style:font-weight-asian="bold" style:font-weight-complex="bold"/>
    </style:style>
    <style:style style:name="T8" style:family="text">
      <style:text-properties fo:color="#158466" loext:opacity="100%" fo:font-weight="bold" officeooo:rsid="00188ece" style:font-weight-asian="bold" style:font-weight-complex="bold"/>
    </style:style>
    <style:style style:name="T9" style:family="text">
      <style:text-properties fo:color="#ff0000" loext:opacity="100%" fo:font-weight="bold" officeooo:rsid="00188ece" style:font-weight-asian="bold" style:font-weight-complex="bold"/>
    </style:style>
    <style:style style:name="T10" style:family="text">
      <style:text-properties style:use-window-font-color="true" loext:opacity="0%" fo:font-weight="bold" officeooo:rsid="00188ece" style:font-weight-asian="bold" style:font-weight-complex="bold"/>
    </style:style>
    <style:style style:name="T11" style:family="text">
      <style:text-properties style:use-window-font-color="true" loext:opacity="0%" fo:font-weight="normal" officeooo:rsid="00188ece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735722241" text:style-name="L3">
        <text:list-item>
          <text:p text:style-name="P3"><text:span text:style-name="T4">P</text:span><text:span text:style-name="T3">rior years' returns</text:span>: </text:p>
          <text:list>
            <text:list-item>
              <text:p text:style-name="P3"><text:span text:style-name="T2">Used </text:span>for comparison, accuracy, &amp; <text:span text:style-name="T3">carryovers, </text:span><text:span text:style-name="T4">Net Operating Loss (NOL), depreciation, asset basis, prior yr minimum tax</text:span> for current year's return</text:p>
            </text:list-item>
          </text:list>
          <text:p text:style-name="P2"/>
        </text:list-item>
        <text:list-item>
          <text:p text:style-name="P3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3"><text:span text:style-name="T6">d</text:span>ate of birth, marital status, <text:span text:style-name="T3">dependents</text:span>, identity protection <text:span text:style-name="T4">IP-</text:span><text:span text:style-name="T3">PIN, photo ID, </text:span><text:span text:style-name="T5">See (P4491, </text:span><text:span text:style-name="T9">Vita/TCE training guide), </text:span><text:span text:style-name="T11">Look at SS card<text:line-break/></text:span></text:p>
            </text:list-item>
          </text:list>
        </text:list-item>
        <text:list-item>
          <text:p text:style-name="P3"><text:span text:style-name="T4">Ci</text:span><text:span text:style-name="T3">tizenship, Residency</text:span>: <text:span text:style-name="T2">SSN,</text:span> ITIN, <text:span text:style-name="T2">ATIN (Individual / Adoption), visas, green cards, resident or non-resident alien</text:span></text:p>
        </text:list-item>
        <text:list-item>
          <text:p text:style-name="P3"/>
          <text:p text:style-name="P3">Filing requirements &amp; due date:<text:line-break/></text:p>
        </text:list-item>
        <text:list-item>
          <text:p text:style-name="P3">Taxpayer filing status<text:line-break/></text:p>
        </text:list-item>
        <text:list-item>
          <text:p text:style-name="P3">Sources of worldwide taxable &amp; non-taxable income (e.g., interest, wages, business, sales of property, dividends, rental income, flow-through entities, alimony received)<text:line-break/></text:p>
        </text:list-item>
        <text:list-item>
          <text:p text:style-name="P3">Sources of applicable exclusions &amp; adjustments to gross income (e.g., foreign earned income exclusion, retirement plans, HSAs, alimony paid, health insurance, self-employment tax)<text:line-break/></text:p>
        </text:list-item>
        <text:list-item>
          <text:p text:style-name="P3">Sources of applicable deductions (e.g., itemized, standard)<text:line-break/></text:p>
        </text:list-item>
        <text:list-item>
          <text:p text:style-name="P3">Qualifications for dependency<text:line-break/></text:p>
        </text:list-item>
        <text:list-item>
          <text:p text:style-name="P3">Sources of applicable credits (e.g., education, foreign tax, child &amp; dependent care, credit for other dependents, child tax credit)<text:line-break/></text:p>
        </text:list-item>
        <text:list-item>
          <text:p text:style-name="P3">Sources of tax payments &amp; refundable credits<text:line-break/></text:p>
        </text:list-item>
        <text:list-item>
          <text:p text:style-name="P3">Previous IRS correspondence with taxpayer<text:line-break/></text:p>
        </text:list-item>
        <text:list-item>
          <text:p text:style-name="P3">Additional required returns to be filed, &amp; taxes paid (e.g., employment, gifts, international information returns, &amp; other information returns)<text:line-break/></text:p>
        </text:list-item>
        <text:list-item>
          <text:p text:style-name="P3">Special filing requirements (e.g. foreign income, presidentially declared disaster areas, injured spouse)<text:line-break/></text:p>
        </text:list-item>
        <text:list-item>
          <text:p text:style-name="P3">Foreign account &amp; asset reporting (e.g., FBAR, Form 8938)<text:line-break/></text:p>
        </text:list-item>
        <text:list-item>
          <text:p text:style-name="P3">Minor children's unearned income (“Kiddie” tax)<text:line-break/></text:p>
        </text:list-item>
        <text:list-item>
          <text:p text:style-name="P3">ACA requirements (e.g., , total household income, premium tax credit, household size)</text:p>
        </text:list-item>
      </text:list>
      <text:p text:style-name="Standard"><text:line-break/></text:p>
      <text:p text:style-name="Standard"><text:span text:style-name="T1">## </text:span>Domain 2: Income &amp;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&amp; other earnings</text:p>
      <text:p text:style-name="P1">- Interest Income (e.g., taxable &amp; non-taxable)</text:p>
      <text:p text:style-name="P1">- Dividends &amp; other distributions from mutual funds, corporations, &amp; other entities</text:p>
      <text:p text:style-name="Standard"><text:soft-page-break/>- Personal property rental</text:p>
      <text:p text:style-name="Standard">- Gambling income &amp; allowable deductions (e.g., Form W-2G, documentation)</text:p>
      <text:p text:style-name="Standard">- Tax treatment of cancellation of debt (e.g., Form 1099C, foreclosures, insolvency)</text:p>
      <text:p text:style-name="Standard">- Tax treatment of a U.S. citizen/resident with foreign income (e.g., tax treaties, Form 1116, Form 2555, Form 3520, Form 5471)</text:p>
      <text:p text:style-name="Standard"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- Passive income &amp; loss</text:p>
      <text:p text:style-name="Standard">- Pass-through income (e.g., Schedule K-1, income, deductions, basis, qualified business income</text:p>
      <text:p text:style-name="Standard">(QBI) items)</text:p>
      <text:p text:style-name="Standard">- Royalties &amp; related expenses</text:p>
      <text:p text:style-name="Standard">- State/local income tax refund &amp; other itemized deduction recoveries</text:p>
      <text:p text:style-name="Standard">- 1099 MISC, 1099 NEC, 1099 K reporting, irregularities, &amp;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and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<text:soft-page-break/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<text:soft-page-break/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6T11:35:47.589043536</dc:date>
    <meta:editing-duration>PT16M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38" meta:word-count="1205" meta:character-count="8324" meta:non-whitespace-character-count="7257"/>
  </office:meta>
</office:document-meta>
</file>